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fo:font-style="normal" fo:font-weight="bold" officeooo:rsid="00133311" officeooo:paragraph-rsid="00133311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size="12pt" fo:font-style="normal" fo:font-weight="normal" officeooo:rsid="00133311" officeooo:paragraph-rsid="00133311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font-size="12pt" fo:font-style="normal" fo:font-weight="normal" officeooo:rsid="00133311" officeooo:paragraph-rsid="001370a4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font-size="12pt" fo:font-style="normal" fo:font-weight="normal" officeooo:rsid="00133311" officeooo:paragraph-rsid="001fd451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fo:font-style="normal" fo:font-weight="normal" officeooo:rsid="00133311" officeooo:paragraph-rsid="00247237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370a4"/>
    </style:style>
    <style:style style:name="T2" style:family="text">
      <style:text-properties officeooo:rsid="001c197e"/>
    </style:style>
    <style:style style:name="T3" style:family="text">
      <style:text-properties officeooo:rsid="001f00f1"/>
    </style:style>
    <style:style style:name="T4" style:family="text">
      <style:text-properties officeooo:rsid="001f1a27"/>
    </style:style>
    <style:style style:name="T5" style:family="text">
      <style:text-properties officeooo:rsid="001fd451"/>
    </style:style>
    <style:style style:name="T6" style:family="text">
      <style:text-properties officeooo:rsid="0020984b"/>
    </style:style>
    <style:style style:name="T7" style:family="text">
      <style:text-properties officeooo:rsid="00213144"/>
    </style:style>
    <style:style style:name="T8" style:family="text">
      <style:text-properties officeooo:rsid="0021b983"/>
    </style:style>
    <style:style style:name="T9" style:family="text">
      <style:text-properties officeooo:rsid="00224bd4"/>
    </style:style>
    <style:style style:name="T10" style:family="text">
      <style:text-properties officeooo:rsid="0023928f"/>
    </style:style>
    <style:style style:name="T11" style:family="text">
      <style:text-properties officeooo:rsid="00247237"/>
    </style:style>
    <style:style style:name="T12" style:family="text">
      <style:text-properties officeooo:rsid="002568b4"/>
    </style:style>
    <style:style style:name="T13" style:family="text">
      <style:text-properties officeooo:rsid="00272383"/>
    </style:style>
    <style:style style:name="T14" style:family="text">
      <style:text-properties officeooo:rsid="002a3c71"/>
    </style:style>
    <style:style style:name="T15" style:family="text">
      <style:text-properties officeooo:rsid="002a8ed8"/>
    </style:style>
    <style:style style:name="T16" style:family="text">
      <style:text-properties officeooo:rsid="002bc1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NG asset manager (dam) <text:span text:style-name="T5">manual</text:span></text:p>
      <text:p text:style-name="P1"/>
      <text:p text:style-name="P2">General usage of dam:</text:p>
      <text:p text:style-name="P3"><text:tab/>--local<text:tab/><text:tab/><text:tab/><text:tab/><text:tab/>Use local asset repository</text:p>
      <text:p text:style-name="P3"><text:tab/><text:tab/>-<text:span text:style-name="T1">l / --list<text:tab/><text:tab/><text:tab/><text:tab/>List all available local asset</text:span><text:span text:style-name="T2">s</text:span></text:p>
      <text:p text:style-name="P3"><text:tab/><text:tab/>--<text:span text:style-name="T3">config<text:tab/><text:tab/><text:tab/><text:tab/>General repository config flag</text:span></text:p>
      <text:p text:style-name="P3"><text:tab/><text:tab/><text:tab/>--<text:span text:style-name="T15">repo-dir</text:span><text:span text:style-name="T4"> [DIR]<text:tab/><text:tab/><text:tab/></text:span><text:span text:style-name="T5">Set </text:span><text:span text:style-name="T11">default </text:span><text:span text:style-name="T5">repository directory</text:span></text:p>
      <text:p text:style-name="P3"><text:tab/><text:tab/>--<text:span text:style-name="T5">assemble<text:tab/><text:tab/><text:tab/><text:tab/>Assemble asset</text:span></text:p>
      <text:p text:style-name="P4"><text:tab/><text:tab/><text:tab/>--<text:span text:style-name="T5">color-mode [COLOR_MODE]<text:tab/>Select the color mode </text:span><text:span text:style-name="T8">[</text:span><text:span text:style-name="T7">0, 1</text:span><text:span text:style-name="T8">]</text:span></text:p>
      <text:p text:style-name="P4"><text:span text:style-name="T5"><text:tab/><text:tab/><text:tab/><text:tab/></text:span><text:span text:style-name="T9">[0]</text:span><text:span text:style-name="T6"> </text:span><text:span text:style-name="T5">--color [R] [G] [B] [A]<text:tab/><text:tab/>Specify the color of the asset</text:span></text:p>
      <text:p text:style-name="P5"><text:span text:style-name="T5"><text:tab/><text:tab/><text:tab/><text:tab/></text:span><text:span text:style-name="T10">[1]</text:span><text:span text:style-name="T6"> </text:span><text:span text:style-name="T5">--tex-path [PATH]<text:tab/><text:tab/><text:tab/>Specify the </text:span><text:span text:style-name="T11">texture image file <text:tab/><text:tab/><text:tab/><text:tab/><text:tab/><text:tab/><text:tab/><text:tab/><text:tab/>path</text:span><text:span text:style-name="T5"> </text:span><text:span text:style-name="T11">(tga and bmp are </text:span><text:span text:style-name="T14">currently <text:tab/><text:tab/><text:tab/><text:tab/><text:tab/><text:tab/><text:tab/><text:tab/><text:tab/></text:span><text:span text:style-name="T11">supported)</text:span></text:p>
      <text:p text:style-name="P5"><text:span text:style-name="T5"><text:tab/><text:tab/><text:tab/>--</text:span><text:span text:style-name="T11">obj-path<text:tab/><text:tab/><text:tab/><text:tab/>Specify the path to the </text:span><text:span text:style-name="T12">model file</text:span></text:p>
      <text:p text:style-name="P5"><text:tab/><text:tab/><text:tab/>--<text:span text:style-name="T13">outside [OUT_PATH]<text:tab/><text:tab/>Specify the output path of the asset <text:tab/><text:tab/><text:tab/><text:tab/><text:tab/><text:tab/><text:tab/><text:tab/><text:tab/>(asset will not be added to local <text:tab/><text:tab/><text:tab/><text:tab/><text:tab/><text:tab/><text:tab/><text:tab/><text:tab/>repository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7:40:42.193961531</meta:creation-date>
    <dc:date>2020-11-25T18:33:10.802297540</dc:date>
    <meta:editing-duration>PT52M15S</meta:editing-duration>
    <meta:editing-cycles>27</meta:editing-cycles>
    <meta:generator>LibreOffice/6.4.6.2$Linux_X86_64 LibreOffice_project/40$Build-2</meta:generator>
    <meta:document-statistic meta:table-count="0" meta:image-count="0" meta:object-count="0" meta:page-count="1" meta:paragraph-count="12" meta:word-count="106" meta:character-count="682" meta:non-whitespace-character-count="513"/>
  </office:meta>
</office:document-meta>
</file>